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 Courier" svg:font-family="'Free Courier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 Courier" fo:font-size="13pt" officeooo:rsid="000913df" officeooo:paragraph-rsid="000913df" style:font-size-asian="11.3500003814697pt" style:font-size-complex="13pt"/>
    </style:style>
    <style:style style:name="P2" style:family="paragraph" style:parent-style-name="Standard">
      <style:text-properties style:font-name="Free Courier" fo:font-size="13pt" officeooo:rsid="000913df" officeooo:paragraph-rsid="000be66c" style:font-size-asian="11.3500003814697pt" style:font-size-complex="13pt"/>
    </style:style>
    <style:style style:name="P3" style:family="paragraph" style:parent-style-name="Standard">
      <style:text-properties style:font-name="Free Courier" fo:font-size="13pt" officeooo:rsid="000a69e3" officeooo:paragraph-rsid="000a69e3" style:font-size-asian="11.3500003814697pt" style:font-size-complex="13pt"/>
    </style:style>
    <style:style style:name="P4" style:family="paragraph" style:parent-style-name="Standard">
      <style:text-properties style:font-name="Free Courier" fo:font-size="13pt" officeooo:rsid="000be66c" officeooo:paragraph-rsid="000be66c" style:font-size-asian="11.3500003814697pt" style:font-size-complex="13pt"/>
    </style:style>
    <style:style style:name="P5" style:family="paragraph" style:parent-style-name="Standard">
      <style:text-properties style:font-name="Free Courier" fo:font-size="13pt" officeooo:rsid="000c4d07" officeooo:paragraph-rsid="000c4d07" style:font-size-asian="11.3500003814697pt" style:font-size-complex="13pt"/>
    </style:style>
    <style:style style:name="P6" style:family="paragraph" style:parent-style-name="Standard">
      <style:text-properties style:font-name="Free Courier" fo:font-size="13pt" officeooo:rsid="00119328" officeooo:paragraph-rsid="00119328" style:font-size-asian="11.3500003814697pt" style:font-size-complex="13pt"/>
    </style:style>
    <style:style style:name="P7" style:family="paragraph" style:parent-style-name="Standard">
      <style:text-properties style:font-name="Free Courier" fo:font-size="13pt" officeooo:rsid="00139b3e" officeooo:paragraph-rsid="00139b3e" style:font-size-asian="11.3500003814697pt" style:font-size-complex="13pt"/>
    </style:style>
    <style:style style:name="P8" style:family="paragraph" style:parent-style-name="Standard">
      <style:paragraph-properties fo:break-before="page"/>
      <style:text-properties style:font-name="Free Courier" fo:font-size="13pt" officeooo:rsid="000a69e3" officeooo:paragraph-rsid="000a69e3" style:font-size-asian="11.3500003814697pt" style:font-size-complex="13pt"/>
    </style:style>
    <style:style style:name="P9" style:family="paragraph" style:parent-style-name="Standard">
      <style:paragraph-properties fo:break-before="page"/>
      <style:text-properties style:font-name="Free Courier" fo:font-size="13pt" officeooo:rsid="000c4d07" officeooo:paragraph-rsid="000c4d07" style:font-size-asian="11.3500003814697pt" style:font-size-complex="13pt"/>
    </style:style>
    <style:style style:name="P10" style:family="paragraph" style:parent-style-name="Standard">
      <style:paragraph-properties fo:break-before="page"/>
      <style:text-properties style:font-name="Free Courier" fo:font-size="13pt" officeooo:rsid="00139b3e" officeooo:paragraph-rsid="00139b3e" style:font-size-asian="11.3500003814697pt" style:font-size-complex="13pt"/>
    </style:style>
    <style:style style:name="T1" style:family="text">
      <style:text-properties officeooo:rsid="000c4d07"/>
    </style:style>
    <style:style style:name="T2" style:family="text">
      <style:text-properties officeooo:rsid="000fc640"/>
    </style:style>
    <style:style style:name="T3" style:family="text">
      <style:text-properties officeooo:rsid="00161c8e"/>
    </style:style>
    <style:style style:name="T4" style:family="text">
      <style:text-properties officeooo:rsid="00175ca8"/>
    </style:style>
    <style:style style:name="T5" style:family="text">
      <style:text-properties officeooo:rsid="001874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стема беспроводного эквитермического регулирования</text:p>
      <text:p text:style-name="P1"/>
      <text:p text:style-name="P4">1 Описание</text:p>
      <text:p text:style-name="P2">Система предназначена для эквитермического регулирования - управления котлом, при котором температура теплоносителя регулируется в зависимости от температуры наружного воздуха. Датчик наружной температуры постоянно контролирует изменения погоды, и регулятор в соответствии с заранее настроенными зависимостями регулирует температуру воды в системе отопления так, чтобы в любой момент обеспечивался постоянный тепловой комфорт.</text:p>
      <text:p text:style-name="P1"/>
      <text:p text:style-name="P3">Система состоит из беспроводных датчиков, построенных на модулях esp8266 и датчиках типа ds18b20, один из которых размещается на улице, другой на подаче котла, <text:span text:style-name="T5">третий в комнате </text:span>и беспроводного исполнительного устройства, состоящего также из esp8266 и реле 10А. Исполнительное устройство подключается к котлу и управляет им. <text:span text:style-name="T1">Роутер HLK-RM04 создает wifi точку доступа к которой подключаются остальные устройства системы и обеспечивает интерфейс с пользователем для управления параметрами системы при помощи веб-интерфейса. Кроме этого, роутер собирает и обрабатывает данные с датчиков, а затем формирует команду для исполнительного устройства.</text:span></text:p>
      <text:p text:style-name="P8"><draw:frame draw:style-name="fr1" draw:name="Изображение1" text:anchor-type="paragraph" svg:width="19.001cm" svg:height="15.371cm" draw:z-index="0"><draw:image xlink:href="../equitherm.png" xlink:type="simple" xlink:show="embed" xlink:actuate="onLoad" draw:filter-name="&lt;Все форматы&gt;"/></draw:frame></text:p>
      <text:p text:style-name="P4">2 Алгоритм работы</text:p>
      <text:p text:style-name="P5">Система функционирует следующим образом. <text:span text:style-name="T2">Роутер , используя данные датчика уличной температуры, по эквитермической кривой вычисляет требуемую температуру подачи котла. Затем, используя данные датчика подачи котла и комнатного датчика, определяется необходимость включения или выключения котла и соответствующая команда отправляется на исполнительное устройство.</text:span></text:p>
      <text:p text:style-name="P9"><draw:frame draw:style-name="fr2" draw:name="Изображение2" text:anchor-type="paragraph" svg:width="17cm" svg:height="10.481cm" draw:z-index="1"><draw:image xlink:href="../эквитерма.png" xlink:type="simple" xlink:show="embed" xlink:actuate="onLoad" draw:filter-name="&lt;Все форматы&gt;"/></draw:frame></text:p>
      <text:p text:style-name="P6">3 Управление системой</text:p>
      <text:p text:style-name="P6">Управление параметрами системы осуществляется при помощи веб-интерфейса. Для этого на роутере запущен веб-сервер, а пользователь при помощи веб-браузера может подключиться к нему. </text:p>
      <text:p text:style-name="P6"/>
      <text:p text:style-name="P7"><text:span text:style-name="T4">Слева</text:span> друг под другом расположены графики реального времени датчиков температуры. <text:span text:style-name="T4">Справа</text:span> находится эквитермическая кривая, на ней также показаны температуры подачи котла и улицы, синим и зеленым соответственно. Ниже ра<text:span text:style-name="T3">с</text:span>положен блок управления при помощи которого можно изменять параметры эквитермической кривой. После изменения параметры автоматически отправляются в роутер.</text:p>
      <text:p text:style-name="P10"><draw:frame draw:style-name="fr2" draw:name="Изображение3" text:anchor-type="paragraph" svg:width="17cm" svg:height="19.459cm" draw:z-index="2"><draw:image xlink:href="../smarty.png" xlink:type="simple" xlink:show="embed" xlink:actuate="onLoad" draw:filter-name="&lt;Все форматы&gt;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 Courier" svg:font-family="'Free Courier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olvik  </meta:initial-creator>
    <meta:creation-date>2016-04-17T07:13:15.067197758</meta:creation-date>
    <dc:date>2016-04-30T20:48:07.235031544</dc:date>
    <dc:creator>smolvik  </dc:creator>
    <meta:editing-duration>PT31M59S</meta:editing-duration>
    <meta:editing-cycles>22</meta:editing-cycles>
    <meta:generator>LibreOffice/4.3.3.2$Linux_x86 LibreOffice_project/430m0$Build-2</meta:generator>
    <meta:document-statistic meta:table-count="0" meta:image-count="3" meta:object-count="0" meta:page-count="4" meta:paragraph-count="9" meta:word-count="255" meta:character-count="2083" meta:non-whitespace-character-count="1836"/>
  </office:meta>
</office:document-meta>
</file>